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4712" calcext:value-type="float">
            <text:p>96.3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3568" calcext:value-type="float">
            <text:p>95.6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0144" calcext:value-type="float">
            <text:p>95.6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8328" calcext:value-type="float">
            <text:p>95.5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8328" calcext:value-type="float">
            <text:p>95.5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1" calcext:value-type="float">
            <text:p>95.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4424" calcext:value-type="float">
            <text:p>95.5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8328" calcext:value-type="float">
            <text:p>95.5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148" calcext:value-type="float">
            <text:p>95.6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6992" calcext:value-type="float">
            <text:p>95.5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7472" calcext:value-type="float">
            <text:p>95.5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3088" calcext:value-type="float">
            <text:p>95.5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1856" calcext:value-type="float">
            <text:p>95.6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0144" calcext:value-type="float">
            <text:p>95.6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1" calcext:value-type="float">
            <text:p>95.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9184" calcext:value-type="float">
            <text:p>95.5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6992" calcext:value-type="float">
            <text:p>95.5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3088" calcext:value-type="float">
            <text:p>95.5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1" calcext:value-type="float">
            <text:p>95.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7472" calcext:value-type="float">
            <text:p>95.5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9184" calcext:value-type="float">
            <text:p>95.5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3568" calcext:value-type="float">
            <text:p>95.6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1" calcext:value-type="float">
            <text:p>95.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8328" calcext:value-type="float">
            <text:p>95.5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6136" calcext:value-type="float">
            <text:p>95.5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3088" calcext:value-type="float">
            <text:p>95.5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0144" calcext:value-type="float">
            <text:p>95.6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8328" calcext:value-type="float">
            <text:p>95.5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3088" calcext:value-type="float">
            <text:p>95.5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9184" calcext:value-type="float">
            <text:p>95.5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6992" calcext:value-type="float">
            <text:p>95.5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6992" calcext:value-type="float">
            <text:p>95.5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2608" calcext:value-type="float">
            <text:p>95.5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1752" calcext:value-type="float">
            <text:p>95.5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7472" calcext:value-type="float">
            <text:p>95.5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1752" calcext:value-type="float">
            <text:p>95.5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9184" calcext:value-type="float">
            <text:p>95.5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8704" calcext:value-type="float">
            <text:p>95.5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8224" calcext:value-type="float">
            <text:p>95.5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8328" calcext:value-type="float">
            <text:p>95.5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2128" calcext:value-type="float">
            <text:p>95.5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3088" calcext:value-type="float">
            <text:p>95.5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6992" calcext:value-type="float">
            <text:p>95.5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6032" calcext:value-type="float">
            <text:p>95.5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8224" calcext:value-type="float">
            <text:p>95.5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6032" calcext:value-type="float">
            <text:p>95.5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8704" calcext:value-type="float">
            <text:p>95.5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2128" calcext:value-type="float">
            <text:p>95.5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1272" calcext:value-type="float">
            <text:p>95.5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7472" calcext:value-type="float">
            <text:p>95.5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1752" calcext:value-type="float">
            <text:p>95.5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1752" calcext:value-type="float">
            <text:p>95.5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1752" calcext:value-type="float">
            <text:p>95.5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9184" calcext:value-type="float">
            <text:p>95.5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8704" calcext:value-type="float">
            <text:p>95.5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6992" calcext:value-type="float">
            <text:p>95.5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0584" calcext:value-type="float">
            <text:p>95.3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144" calcext:value-type="float">
            <text:p>95.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0584" calcext:value-type="float">
            <text:p>95.3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62" calcext:value-type="float">
            <text:p>95.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62" calcext:value-type="float">
            <text:p>95.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62" calcext:value-type="float">
            <text:p>95.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9248" calcext:value-type="float">
            <text:p>95.3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7536" calcext:value-type="float">
            <text:p>95.3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2296" calcext:value-type="float">
            <text:p>95.3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2296" calcext:value-type="float">
            <text:p>95.3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4864" calcext:value-type="float">
            <text:p>95.3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2672" calcext:value-type="float">
            <text:p>95.2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4864" calcext:value-type="float">
            <text:p>95.3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62" calcext:value-type="float">
            <text:p>95.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9248" calcext:value-type="float">
            <text:p>95.3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62" calcext:value-type="float">
            <text:p>95.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4864" calcext:value-type="float">
            <text:p>95.3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1816" calcext:value-type="float">
            <text:p>95.3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9248" calcext:value-type="float">
            <text:p>95.3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0104" calcext:value-type="float">
            <text:p>95.3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1816" calcext:value-type="float">
            <text:p>95.3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9624" calcext:value-type="float">
            <text:p>95.2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9624" calcext:value-type="float">
            <text:p>95.2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1816" calcext:value-type="float">
            <text:p>95.3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572" calcext:value-type="float">
            <text:p>95.2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0104" calcext:value-type="float">
            <text:p>95.3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616" calcext:value-type="float">
            <text:p>95.2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9624" calcext:value-type="float">
            <text:p>95.2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616" calcext:value-type="float">
            <text:p>95.2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4384" calcext:value-type="float">
            <text:p>95.2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2192" calcext:value-type="float">
            <text:p>95.2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616" calcext:value-type="float">
            <text:p>95.2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7328" calcext:value-type="float">
            <text:p>95.2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0376" calcext:value-type="float">
            <text:p>95.2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2568" calcext:value-type="float">
            <text:p>95.2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7328" calcext:value-type="float">
            <text:p>95.2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616" calcext:value-type="float">
            <text:p>95.2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0376" calcext:value-type="float">
            <text:p>95.2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0376" calcext:value-type="float">
            <text:p>95.2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5992" calcext:value-type="float">
            <text:p>95.1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1232" calcext:value-type="float">
            <text:p>95.2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0272" calcext:value-type="float">
            <text:p>95.1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1232" calcext:value-type="float">
            <text:p>95.2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38" calcext:value-type="float">
            <text:p>95.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0752" calcext:value-type="float">
            <text:p>95.1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0752" calcext:value-type="float">
            <text:p>95.1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616" calcext:value-type="float">
            <text:p>95.2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1232" calcext:value-type="float">
            <text:p>95.2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6848" calcext:value-type="float">
            <text:p>95.1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9416" calcext:value-type="float">
            <text:p>95.1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1128" calcext:value-type="float">
            <text:p>95.1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4176" calcext:value-type="float">
            <text:p>95.1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1128" calcext:value-type="float">
            <text:p>95.1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4176" calcext:value-type="float">
            <text:p>95.1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0752" calcext:value-type="float">
            <text:p>95.1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5888" calcext:value-type="float">
            <text:p>95.1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5032" calcext:value-type="float">
            <text:p>95.1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284" calcext:value-type="float">
            <text:p>95.1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4176" calcext:value-type="float">
            <text:p>95.1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984" calcext:value-type="float">
            <text:p>95.1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1128" calcext:value-type="float">
            <text:p>95.1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8936" calcext:value-type="float">
            <text:p>95.1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5888" calcext:value-type="float">
            <text:p>95.1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3696" calcext:value-type="float">
            <text:p>95.1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3696" calcext:value-type="float">
            <text:p>95.1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4552" calcext:value-type="float">
            <text:p>95.0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984" calcext:value-type="float">
            <text:p>95.1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236" calcext:value-type="float">
            <text:p>95.0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4552" calcext:value-type="float">
            <text:p>95.0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5888" calcext:value-type="float">
            <text:p>95.1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1128" calcext:value-type="float">
            <text:p>95.1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5032" calcext:value-type="float">
            <text:p>95.1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8936" calcext:value-type="float">
            <text:p>95.1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456" calcext:value-type="float">
            <text:p>95.0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5408" calcext:value-type="float">
            <text:p>95.0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984" calcext:value-type="float">
            <text:p>95.1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0648" calcext:value-type="float">
            <text:p>95.1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456" calcext:value-type="float">
            <text:p>95.0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284" calcext:value-type="float">
            <text:p>95.1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0648" calcext:value-type="float">
            <text:p>95.1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0648" calcext:value-type="float">
            <text:p>95.1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5888" calcext:value-type="float">
            <text:p>95.1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236" calcext:value-type="float">
            <text:p>95.0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0648" calcext:value-type="float">
            <text:p>95.1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284" calcext:value-type="float">
            <text:p>95.1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236" calcext:value-type="float">
            <text:p>95.0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3696" calcext:value-type="float">
            <text:p>95.1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188" calcext:value-type="float">
            <text:p>95.0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4552" calcext:value-type="float">
            <text:p>95.0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4552" calcext:value-type="float">
            <text:p>95.0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8936" calcext:value-type="float">
            <text:p>95.1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456" calcext:value-type="float">
            <text:p>95.0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9688" calcext:value-type="float">
            <text:p>95.0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456" calcext:value-type="float">
            <text:p>95.0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9688" calcext:value-type="float">
            <text:p>95.0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284" calcext:value-type="float">
            <text:p>95.1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0168" calcext:value-type="float">
            <text:p>95.0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0544" calcext:value-type="float">
            <text:p>95.0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4928" calcext:value-type="float">
            <text:p>95.0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2736" calcext:value-type="float">
            <text:p>95.0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9688" calcext:value-type="float">
            <text:p>95.0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2736" calcext:value-type="float">
            <text:p>95.0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0168" calcext:value-type="float">
            <text:p>95.0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3592" calcext:value-type="float">
            <text:p>95.0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0544" calcext:value-type="float">
            <text:p>95.0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7496" calcext:value-type="float">
            <text:p>95.0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0544" calcext:value-type="float">
            <text:p>95.0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092" calcext:value-type="float">
            <text:p>94.9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0544" calcext:value-type="float">
            <text:p>95.0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7016" calcext:value-type="float">
            <text:p>94.9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2256" calcext:value-type="float">
            <text:p>95.0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2256" calcext:value-type="float">
            <text:p>95.0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9584" calcext:value-type="float">
            <text:p>94.9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8728" calcext:value-type="float">
            <text:p>94.9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0544" calcext:value-type="float">
            <text:p>95.0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4344" calcext:value-type="float">
            <text:p>94.9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9584" calcext:value-type="float">
            <text:p>94.9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2256" calcext:value-type="float">
            <text:p>95.0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9584" calcext:value-type="float">
            <text:p>94.9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2632" calcext:value-type="float">
            <text:p>94.9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1776" calcext:value-type="float">
            <text:p>94.9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2632" calcext:value-type="float">
            <text:p>94.9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2632" calcext:value-type="float">
            <text:p>94.9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8728" calcext:value-type="float">
            <text:p>94.9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3488" calcext:value-type="float">
            <text:p>94.9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2152" calcext:value-type="float">
            <text:p>94.9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7392" calcext:value-type="float">
            <text:p>94.9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2632" calcext:value-type="float">
            <text:p>94.9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9584" calcext:value-type="float">
            <text:p>94.9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7392" calcext:value-type="float">
            <text:p>94.9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044" calcext:value-type="float">
            <text:p>94.9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044" calcext:value-type="float">
            <text:p>94.9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044" calcext:value-type="float">
            <text:p>94.9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9104" calcext:value-type="float">
            <text:p>94.9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7392" calcext:value-type="float">
            <text:p>94.9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9104" calcext:value-type="float">
            <text:p>94.9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7392" calcext:value-type="float">
            <text:p>94.9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3488" calcext:value-type="float">
            <text:p>94.9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4344" calcext:value-type="float">
            <text:p>94.9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4344" calcext:value-type="float">
            <text:p>94.9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996" calcext:value-type="float">
            <text:p>94.9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1672" calcext:value-type="float">
            <text:p>94.9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7768" calcext:value-type="float">
            <text:p>94.9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1672" calcext:value-type="float">
            <text:p>94.9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996" calcext:value-type="float">
            <text:p>94.9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5096" calcext:value-type="float">
            <text:p>94.8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5096" calcext:value-type="float">
            <text:p>94.8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1192" calcext:value-type="float">
            <text:p>94.8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0816" calcext:value-type="float">
            <text:p>94.9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5096" calcext:value-type="float">
            <text:p>94.8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9" calcext:value-type="float">
            <text:p>94.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0336" calcext:value-type="float">
            <text:p>94.8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9856" calcext:value-type="float">
            <text:p>94.8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2904" calcext:value-type="float">
            <text:p>94.8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9856" calcext:value-type="float">
            <text:p>94.8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5952" calcext:value-type="float">
            <text:p>94.8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9856" calcext:value-type="float">
            <text:p>94.8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9" calcext:value-type="float">
            <text:p>94.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0336" calcext:value-type="float">
            <text:p>94.8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2904" calcext:value-type="float">
            <text:p>94.8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9856" calcext:value-type="float">
            <text:p>94.8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0712" calcext:value-type="float">
            <text:p>94.8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2904" calcext:value-type="float">
            <text:p>94.8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7664" calcext:value-type="float">
            <text:p>94.8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4616" calcext:value-type="float">
            <text:p>94.8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4616" calcext:value-type="float">
            <text:p>94.8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9" calcext:value-type="float">
            <text:p>94.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9856" calcext:value-type="float">
            <text:p>94.8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4616" calcext:value-type="float">
            <text:p>94.8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0712" calcext:value-type="float">
            <text:p>94.8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2424" calcext:value-type="float">
            <text:p>94.8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9376" calcext:value-type="float">
            <text:p>94.8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0232" calcext:value-type="float">
            <text:p>94.8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8144" calcext:value-type="float">
            <text:p>94.8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1192" calcext:value-type="float">
            <text:p>94.8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7184" calcext:value-type="float">
            <text:p>94.8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5472" calcext:value-type="float">
            <text:p>94.8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804" calcext:value-type="float">
            <text:p>94.8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1944" calcext:value-type="float">
            <text:p>94.8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1192" calcext:value-type="float">
            <text:p>94.8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9376" calcext:value-type="float">
            <text:p>94.8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4136" calcext:value-type="float">
            <text:p>94.8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4136" calcext:value-type="float">
            <text:p>94.8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9856" calcext:value-type="float">
            <text:p>94.8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7184" calcext:value-type="float">
            <text:p>94.8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9376" calcext:value-type="float">
            <text:p>94.8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2424" calcext:value-type="float">
            <text:p>94.8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0608" calcext:value-type="float">
            <text:p>94.7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1944" calcext:value-type="float">
            <text:p>94.8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5848" calcext:value-type="float">
            <text:p>94.7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5472" calcext:value-type="float">
            <text:p>94.8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4616" calcext:value-type="float">
            <text:p>94.8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7184" calcext:value-type="float">
            <text:p>94.8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7184" calcext:value-type="float">
            <text:p>94.8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0232" calcext:value-type="float">
            <text:p>94.8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0232" calcext:value-type="float">
            <text:p>94.8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5848" calcext:value-type="float">
            <text:p>94.7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8896" calcext:value-type="float">
            <text:p>94.7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804" calcext:value-type="float">
            <text:p>94.8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6704" calcext:value-type="float">
            <text:p>94.7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9752" calcext:value-type="float">
            <text:p>94.7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0608" calcext:value-type="float">
            <text:p>94.7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6704" calcext:value-type="float">
            <text:p>94.7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9752" calcext:value-type="float">
            <text:p>94.7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1088" calcext:value-type="float">
            <text:p>94.8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1088" calcext:value-type="float">
            <text:p>94.8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0608" calcext:value-type="float">
            <text:p>94.7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9752" calcext:value-type="float">
            <text:p>94.7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3176" calcext:value-type="float">
            <text:p>94.7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9752" calcext:value-type="float">
            <text:p>94.7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7184" calcext:value-type="float">
            <text:p>94.8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6704" calcext:value-type="float">
            <text:p>94.7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4032" calcext:value-type="float">
            <text:p>94.7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8896" calcext:value-type="float">
            <text:p>94.7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4032" calcext:value-type="float">
            <text:p>94.7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4032" calcext:value-type="float">
            <text:p>94.7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3928" calcext:value-type="float">
            <text:p>94.6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3176" calcext:value-type="float">
            <text:p>94.7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8416" calcext:value-type="float">
            <text:p>94.7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3176" calcext:value-type="float">
            <text:p>94.7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3176" calcext:value-type="float">
            <text:p>94.7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4032" calcext:value-type="float">
            <text:p>94.7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4032" calcext:value-type="float">
            <text:p>94.7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8416" calcext:value-type="float">
            <text:p>94.7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4032" calcext:value-type="float">
            <text:p>94.7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3176" calcext:value-type="float">
            <text:p>94.7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4032" calcext:value-type="float">
            <text:p>94.7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8312" calcext:value-type="float">
            <text:p>94.6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2216" calcext:value-type="float">
            <text:p>94.6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2216" calcext:value-type="float">
            <text:p>94.6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3928" calcext:value-type="float">
            <text:p>94.6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4784" calcext:value-type="float">
            <text:p>94.6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8312" calcext:value-type="float">
            <text:p>94.6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4784" calcext:value-type="float">
            <text:p>94.6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4784" calcext:value-type="float">
            <text:p>94.6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296" calcext:value-type="float">
            <text:p>94.5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296" calcext:value-type="float">
            <text:p>94.5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8584" calcext:value-type="float">
            <text:p>94.5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1528" calcext:value-type="float">
            <text:p>94.5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2008" calcext:value-type="float">
            <text:p>94.5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372" calcext:value-type="float">
            <text:p>94.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3824" calcext:value-type="float">
            <text:p>94.6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372" calcext:value-type="float">
            <text:p>94.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2008" calcext:value-type="float">
            <text:p>94.5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296" calcext:value-type="float">
            <text:p>94.5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3824" calcext:value-type="float">
            <text:p>94.6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8584" calcext:value-type="float">
            <text:p>94.5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8584" calcext:value-type="float">
            <text:p>94.5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8584" calcext:value-type="float">
            <text:p>94.5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8584" calcext:value-type="float">
            <text:p>94.5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1256" calcext:value-type="float">
            <text:p>94.6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3824" calcext:value-type="float">
            <text:p>94.6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4784" calcext:value-type="float">
            <text:p>94.6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3824" calcext:value-type="float">
            <text:p>94.6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4784" calcext:value-type="float">
            <text:p>94.6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3824" calcext:value-type="float">
            <text:p>94.6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3824" calcext:value-type="float">
            <text:p>94.6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1256" calcext:value-type="float">
            <text:p>94.6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1256" calcext:value-type="float">
            <text:p>94.6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4784" calcext:value-type="float">
            <text:p>94.6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3928" calcext:value-type="float">
            <text:p>94.6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4784" calcext:value-type="float">
            <text:p>94.6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2216" calcext:value-type="float">
            <text:p>94.6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8312" calcext:value-type="float">
            <text:p>94.6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3176" calcext:value-type="float">
            <text:p>94.7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8416" calcext:value-type="float">
            <text:p>94.7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4032" calcext:value-type="float">
            <text:p>94.7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4032" calcext:value-type="float">
            <text:p>94.7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8312" calcext:value-type="float">
            <text:p>94.6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2216" calcext:value-type="float">
            <text:p>94.6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8312" calcext:value-type="float">
            <text:p>94.6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2216" calcext:value-type="float">
            <text:p>94.6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2216" calcext:value-type="float">
            <text:p>94.6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2216" calcext:value-type="float">
            <text:p>94.6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3928" calcext:value-type="float">
            <text:p>94.6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1256" calcext:value-type="float">
            <text:p>94.6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1256" calcext:value-type="float">
            <text:p>94.6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1256" calcext:value-type="float">
            <text:p>94.6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1256" calcext:value-type="float">
            <text:p>94.6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4784" calcext:value-type="float">
            <text:p>94.6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8584" calcext:value-type="float">
            <text:p>94.5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3616" calcext:value-type="float">
            <text:p>94.4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P-0037</text:p>
          </table:table-cell>
          <table:table-cell office:value-type="string" calcext:value-type="string">
            <text:p>201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48" meta:object-count="0"/>
    <meta:user-defined meta:name="AppVersion">3.0</meta:user-defined>
  </office:meta>
</office:document-meta>
</file>